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S Mincho" svg:font-family="'MS Mincho'"/>
    <style:font-face style:name="MingLiU" svg:font-family="MingLiU"/>
    <style:font-face style:name="StarSymbol" svg:font-family="Star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新宋体" svg:font-family="新宋体" style:font-family-generic="modern" style:font-pitch="fixed"/>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_20_left">
      <style:text-properties fo:font-weight="bold" style:font-weight-asian="bold" style:font-weight-complex="bold"/>
    </style:style>
    <style:style style:name="P3" style:family="paragraph" style:parent-style-name="Standard">
      <style:paragraph-properties fo:margin-left="0in" fo:margin-right="0in" fo:text-indent="0in" style:auto-text-indent="true"/>
    </style:style>
    <style:style style:name="P4" style:family="paragraph" style:parent-style-name="Standard">
      <style:paragraph-properties fo:margin-left="0in" fo:margin-right="0in" fo:text-indent="0in" style:auto-text-indent="true"/>
      <style:text-properties fo:font-size="14pt" style:font-size-asian="14pt" style:font-size-complex="14pt"/>
    </style:style>
    <style:style style:name="P5" style:family="paragraph" style:parent-style-name="Standard">
      <style:paragraph-properties fo:margin-left="0in" fo:margin-right="0.8299in" fo:margin-top="0.2362in" fo:margin-bottom="0.0972in" fo:text-align="justify" style:justify-single-word="false" fo:text-indent="0in" style:auto-text-indent="false" style:text-autospace="none"/>
      <style:text-properties style:font-name="Times New Roman" fo:font-size="14pt" fo:font-style="italic" fo:font-weight="bold" style:font-name-asian="Times New Roman1" style:font-size-asian="14pt" style:font-style-asian="italic" style:font-weight-asian="bold" style:font-name-complex="Times New Roman1" style:font-size-complex="14pt" style:font-style-complex="italic" style:font-weight-complex="bold"/>
    </style:style>
    <style:style style:name="P6" style:family="paragraph" style:parent-style-name="Standard">
      <style:text-properties fo:font-size="14pt" style:font-size-asian="14pt" style:font-size-complex="14pt"/>
    </style:style>
    <style:style style:name="P7" style:family="paragraph" style:parent-style-name="Standard">
      <style:text-properties style:font-name="Times New Roman" fo:font-size="14pt" style:font-size-asian="14pt" style:font-size-complex="14pt"/>
    </style:style>
    <style:style style:name="P8" style:family="paragraph" style:parent-style-name="Standard">
      <style:paragraph-properties fo:margin-left="0in" fo:margin-right="0in" fo:text-indent="0in" style:auto-text-indent="false"/>
      <style:text-properties fo:font-size="14pt" style:font-size-asian="14pt" style:font-size-complex="14pt"/>
    </style:style>
    <style:style style:name="P9" style:family="paragraph" style:parent-style-name="Heading_20_1">
      <style:paragraph-properties fo:text-align="center" style:justify-single-word="false"/>
    </style:style>
    <style:style style:name="P10" style:family="paragraph" style:parent-style-name="Heading_20_1">
      <style:paragraph-properties fo:text-align="center" style:justify-single-word="false" fo:break-before="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Introduction</text:h>
      <text:p text:style-name="P8">At Nueva, a school for gifted children, Dave Susman, a creative writing teacher, tutored Branden. He had Branden read A Life of Writing, by Amy Tan, and then write fictional and non-fictional short stories based on life experiences. After Dave’s exercises, Branden found it easier to write random, interesting stories; a mini hobby.</text:p>
      <text:p text:style-name="P4">This book’s short stories are pieces from that summer of 2005. </text:p>
      <text:p text:style-name="P3"/>
      <text:h text:style-name="P10" text:outline-level="1">Hong Kong Travel Writing</text:h>
      <text:p text:style-name="P8">The monkey on the front page is named Monkey. He is a Buddha, an unstoppable deity, a king, a vandalist. He was born of a bolt of lightning striking a stone egg, and yet, born an ordinary powerless monkey that wanted nothing more than to see the world and explore. In a way, I am that monkey with the same desires and grudge to traverse the world, seeking ever stranger and more enlightening locations and sights.</text:p>
      <text:p text:style-name="P4">A fine line separates our earthly realm from Monkey’s oriental fantasy. As written, I have seen many equally amazing spectacles in my travels from San Francisco to Tokyo, Japan to see the cheery blossom season. Stayed with family in Hong Kong, day trips to Macau and Canton, China. Then a tour to Thailand from Hong Kong.</text:p>
      <text:p text:style-name="P4">&amp;#160;</text:p>
      <text:p text:style-name="P4">?-pclass=centerThis;</text:p>
      <text:p text:style-name="P4">Monkey Travels Book I</text:p>
      <text:p text:style-name="P4">Life's Short Stories and Poems</text:p>
      <text:p text:style-name="P4">&amp;#160;</text:p>
      <text:p text:style-name="P4">Monkey Travels Book II</text:p>
      <text:p text:style-name="P4">Thailand Travel Writing</text:p>
      <text:p text:style-name="P4">?-pclass=;</text:p>
      <text:p text:style-name="P4"/>
      <text:h text:style-name="P10" text:outline-level="1">Breakfast in Hong Kong</text:h>
      <text:p text:style-name="P4">I look up at the dark ceiling where flickers of light from the outside commotion adorn the ceiling with colorful projections. The shadowy pictures dance, occasionally intensifying with each crack or sizzle from the crowd below. The sound is great as the explosions ripple outside, sometimes dangerously close to the building. Rockets and flares from cannons below fly everywhere from the otherworldly crowd. A thump sounds again and again, each one gradually increasing in power and speed as if there is an animal hunting its prey within the very walls of this house. I become uneasy, and realize it is not from the explosions, and look down from my bunk. My brother no longer resides in his bed, he is replaced by an unnaturally large squid leaking ink down into a pool that looks like blood. Its large body releases a repugnant smell, making me convulse. I jump off my bed, reach for the door as my blankets, now animated, hold me back with a horrendous force. I jam my hand to the door handle and yanked the door open. Screaming light floods into the room as I am blown backwards into a twirling void...I wake up to a new reality, the original reality.</text:p>
      <text:p text:style-name="P4">I wake up sweating profusely, and shocked. I look over the bunk to find my brother fast asleep, holding onto his toy dog. I gasp in relief as I fall back into bed, afraid to go back to sleep, so I jump off the bed, this time landing swiftly and silently. It is still dark out, a sign it is very early. I know there is a new dawn <text:soft-page-break/>reaching out from the horizon, but still too young to light Hong Kong.</text:p>
      <text:p text:style-name="P4">I walk down the hall, observing the quiet feel in the air as all doors are shut and not a soul awake. Light pierces the darkness in the living room, a sign that someone had been or is still here. A laptop sits open, a whirring sound coming from it. I looked over, noticing the screen is on, set to a Chinese online shopping web page. I walk into the kitchen, inside is my Uncle Simon.</text:p>
      <text:p text:style-name="P4">“Good Morning, why are you awake this early?” he asks, holding a bowl of cereal and a unopened can of energy drink. Simon is an early waker, sleeping only 6 hours a night on average.</text:p>
      <text:p text:style-name="P4">“I couldn't sleep, I guess I had a nightmare,” I responded.</text:p>
      <text:p text:style-name="P4">“OK, well I hope you slept enough. Your brother left the Gameboy on the couch,” he said. I thank him, and he goes back to attend to his online shopping.</text:p>
      <text:p text:style-name="P4">I grab a box of chocolate cereal, a brand only available in China, and race back to the couch to start playing. The original Gameboy is a simple device, as many of you may know. It consists of 2 major buttons: A and B, and other options: Select, and Start. Being quite simple, it is portable and small, making it ideal in boring situations, like a road trip. However I am eager to try out a new game cartridge, one with over 200 games on it, rather than the usual cartridge that only has one dull game. I scroll down through the list of games, many I am unfamiliar with. I try several of the games. The quality of this cartridge is outstanding compared with others which have many duplicate games. If the cartridge says it has 200 games inside, it may have only 20 different games, and the other 180 are all copies of the original 20. This one however is neatly organized, the titles separated into 4 categories, some including the more popular games, like the original Mario, up to the most recent Mario. I spend the next hour testing and deciding which games <text:soft-page-break/>are worthy of being played, and which were better off in the duplicate category.</text:p>
      <text:p text:style-name="P4">My brother walks in shortly carrying his stuffed dog Sunshine in one hand, and a dirty red colored Gameboy in the other. Mom bought Sunshine for Riley in our hotel in Tokyo, Japan; the name of the hotel, Sunshine.</text:p>
      <text:p text:style-name="P4">Riley asks, “What are you playing?”</text:p>
      <text:p text:style-name="P4">“Some robot game,” I respond.</text:p>
      <text:p text:style-name="P4">“What’s the number.”</text:p>
      <text:p text:style-name="P4">“82.”</text:p>
      <text:p text:style-name="P4">“Want to play together?” he asks.</text:p>
      <text:p text:style-name="P4">“No, I'm pretty hungry myself, and all I’ve eaten is a bowl of Milo's that tastes bland.”</text:p>
      <text:p text:style-name="P4">He agrees, and returns to help wake my parents up. They are already awake. I walk down the now lively corridor, bustling with lights and sounds. My dad is inside the computer room, working to install a more updated version of the operating system. He is using a CD that cost only 50 cents; it is Windows XP. Anyway, who wants to pay more for Windows anyway? We also helped my aunt purchase a Chinese keyboard and install a Chinese font program on the computer. It was quite tedious find the right computer parts in the maze of stores at the Golden Computer Centre in Mong Kok. We walked through, probing around here and there as my parents and aunt shopped. I wanted to buy a set of shrunken kitchen knives to use for a throwing alternative, however it was forcefully rejected, so instead I purchased a computer game called Fish, a 3D aquarium game where I select digital fish and try to keep them alive and well in the digital computer aquarium.</text:p>
      <text:p text:style-name="P4">I asked my dad when will we leave to eat. He only responded that he had to finish with the computer first. I writhed as the process was only 30 percent done, the bar barely rising. A mild beep every so often as the Microsoft advertisements passed <text:soft-page-break/>along each page, attempting to wry people’s minds into purchasing their products. I walked away grimacing on an empty stomach reluctant to eat anymore cereal.</text:p>
      <text:p text:style-name="P4">I catch a faint smell of fair smelling plants, so I walk towards the source. It comes from a row of plants laid adjacent to one another outside of the apartment window. The rays of light shone in, a beautiful representation of summer lay in the midst of my sight. The park below harbors a children's playground full of laughter and fun, next to it is a beautiful Koi pond. Koi can live a long life, sometimes outliving their owner.</text:p>
      <text:p text:style-name="P4">I touched the plant that I had purchased during one of our shopping sprees. It recoiled on contact as if it was animated. I admired this plant due to its ability to move, Chinese call this plant Shy Plant. Its delicate leaves curled up into a little ball as it hides away from anything it senses.</text:p>
      <text:p text:style-name="P4">“It’s time, the computer install is finished, we can go eat now,” my brother said, protruding on my peace of mind.</text:p>
      <text:p text:style-name="P4">“Great get yourself ready so we can go,” I responded, jumping up and grabbing my shoes. My brother ran towards the door, carrying his wallet full of randomly assorted coins and a few Hong Kong bills. I walk past Simon who is now watching some unknown TV show. I open both the door and the iron gate for my brother and I to exit the apartment. We egressed into the gray dank looking lobby and activated the elevator. I watch with amazement as elevator covers over 18 floors in under 30 seconds; they are always faster in Hong Kong. A familiar ding sounded as the small elevator door opened. Riley stepped through the door and held it open as I ran to hurry parents into the elevator. I am happy to see Aunt Betty and Simon are coming with us, their clothing perfectly matched for the hot weather coming forth. We stepped into the elevator as my mom continued to talk about different happenings around Hong Kong.</text:p>
      <text:p text:style-name="P4"><text:soft-page-break/>Riley and I wave and make funny gestures at the elevator camera as the elevator continued to drop at a fast and steady pace. It came to an abrupt stop, the doors opened to unravel the bottom floor lobby. Two guards greeted us, opened the gates for our departure, my mom still talking away to Betty. Today, like other days, there is an intense warmth resonating from the sun overhead, for me, the humidity is welcoming. I look ahead, the streets are full of life. Cars roaming around the streets, several taxis are parked all along the sidewalks. The taxis here are cheap to ride in, making it a highly prioritized method of transportation for us visitors. Across the dark pavement are a series of white lines, all equally spaced from one another, called a Zebra Crossing. They signify pedestrians have the right of way to cross the street.</text:p>
      <text:p text:style-name="P4">We crossed. My eyes narrowed down at my bright blue sandals. They have a fake Nike symbol carved across the exterior; they have been bought recently, I have not even removed its price tag. I wondered whether such hot temperatures brought upon the black pavement would be able to boil an egg.</text:p>
      <text:p text:style-name="P4">Riley points out interesting buildings and cars. Occasionally a double decker bus would come raging by stopping here and there at bus stops, and my mom would make the same comment, “Look it’s a double decker bus.” Then my brother would ask if he could ride on one later. The double decker bus is a normal bus with a second story of seats above the normal row. The view from the colossus bus is amazing, like looking from the second story of a house moving down the street. When the bus goes around a corner, my brother grabs unto the seat looking excited. It is quite a ride on the top of one, and I always look forward to riding on one.</text:p>
      <text:p text:style-name="P4">We continued to walk away from the road into the small shops, where there is a meat seller we often purchased food <text:soft-page-break/>from. Today, a gutted dead pig lay on the ground near the shop, still waiting to be chopped and sold. Tanks full of live crabs and fish swim next to one another. Next to the tanks are several huge bags of uncooked rice laid neatly in one stack. The butcher recognized us and wondered whether we would want anything. We turned down the offer, informing the butcher where we were headed, he nodded in approval saying he had eaten there just this morning.</text:p>
      <text:p text:style-name="P4">A large ping pong court lay ahead of us, rows and rows of inlaid tables. A couple players were playing, slamming the ball back and forth at an unmatched speed. We watched the two for several minutes as they dazzled us with their skills. We left, I contemplated how people can became so good. I pulled two ping pong balls from my pocket, both made in Germany, purchased very recently. The blue and green balls depicted a picture of a Turtle and had some unreadable German imprinted into them. I pocketed my treasures next to my wallet.</text:p>
      <text:p text:style-name="P4">Up ahead is the Shopping Center, spelled the British way, Shopping Centre. We entered, inside to a intense scenario of people shopping. Mini marts line the compressed maze of the mart; many advertisements filling the air. As we walk I am afraid we will never find our way out, it is a jungle in here. Riley wants to go inside a shopping place to buy a remote controlled car, but we continue on almost ignoring the poor guy. I was able to view some yo yo's and a few games before exiting the market. On the other side is a brighter more peaceful area, with a mini bridge and a pond to add a calming feel. Across to our right is a long row of eating areas, our destination. The all popular Mei-Foo tsuk restaurant.</text:p>
      <text:p text:style-name="P4">We enter the restaurant passing by the horde of people inside, the early morning rush, although it was almost 9:00am. We take a seat coalesce to the cooking and ordering platform. A large, thin glass wall, blocking the steam from getting to the crowd. <text:soft-page-break/>Several waitresses are taking orders, and heading in and out, the chefs set into one large conglomerate in the back.</text:p>
      <text:p text:style-name="P4">“What will it be today,” asked a waitress, speaking in Cantonese.</text:p>
      <text:p text:style-name="P4">“2 fish and 3 pork tsuk,” responded my mom. Tsuk, the pronunciation similar to joke, is a Chinese porridge, or rice chowder, like clam chowder.</text:p>
      <text:p text:style-name="P4">My dad asked my mom if they had any donut bread sticks because Riley wanted some. I agreed with my dad, and wanted 2 orders of the sticks. My mom relayed my dads words into Cantonese, in which the waiter nodded, then left to retrieve the food.</text:p>
      <text:p text:style-name="P4">We wait, listening to my mom continue to talk, brewing a conversation between the three siblings. Over at the wall where the cashier stands is a beautiful picture depicting a pond of coi fish, swimming around ever so peacefully. A small group of children, all bald aside from the small patch of hair hanging from the center of their forehead, an old hairstyle I guess. The children hold a stick steady in the water poking about at the coi. I remember a summer ago, my family and I visited Guang Zhou (Canton), in China, in a nice place with a huge outdoor pool of water, full of healthy Coi. There were hundreds of them, swarming in masses, completely friendly with us all, they followed us as far as the pool would allow. We bought and fed them at least 20 packets of fish food to feed their voracious appetite, and yet, they still craved for more. Such wonderful creatures, I wish I could have one to keep for myself.</text:p>
      <text:p text:style-name="P4">The waitress disturbed my thoughts bringing a tray of our tsuk and donut sticks. The tsuk, is made of grounded up rice, boiled in a pot of water, and can be quite bland if not mixed in with some flavoring, such as beef, pork or fish. She set the bowls of steaming stew next to the donut sticks. My mom uses a large spoon to distribute the food into our bowls. My brother <text:soft-page-break/>immediately added Soy Sauce before my parents had any say in his actions. The black liquid soaked into his food creating an overly salty mixture.</text:p>
      <text:p text:style-name="P4">“Riley, why did you do that?” complained my dad.</text:p>
      <text:p text:style-name="P4">“I like saltiness,” he replied smiling and spooning away at his food.</text:p>
      <text:p text:style-name="P4">I started to eat, dipping the donut stick into my food and scooping some stew into my mouth. The taste is mild and controlled, I can tell why my brother had added so much extra salt into his chowder. I finished soon, a satisfying meal. Riley didn't finish however, being that he ate half of all our bread sticks.</text:p>
      <text:p text:style-name="P4">After our breakfast, it was our duty to decide upon where we wanted to go and what we wanted to do. However, my mom had already made our plans for us. She had apparently decided that we were going to visit an old friend of her's, who apparently had quite an expensive apartment.</text:p>
      <text:p text:style-name="P4">I start to eat, dipping the donut stick into my stew and scooping some up into my mouth. The taste was mild and controlled, I can tell why my brother added extra salt into his tsuk. I soon finish; I am satisfied with the meal I have just eaten. Riley didn't finish his tsuk because he ate half of all our donut sticks.</text:p>
      <text:p text:style-name="P4">After breakfast, it is our duty to decide upon where we want to go and what we want to do. We decide on going to the street vendors. Simon and Betty drop out of our little group and head back to the house. We walk out of the restaurant, leaving an abnormally large tip, and head to the shopping center to let Riley pick up a few goods to keep him happy. Which apparently works, though we waited almost 20 minutes for him to make up his mind while he bought a toy car, some gum and a new game cartridge. </text:p>
      <text:p text:style-name="P4">We leave the store to go the subway station to get to the area <text:soft-page-break/>where the street vendors are. Outside is still bustling with life during this early morning rush hour.</text:p>
      <text:p text:style-name="P3"/>
      <text:h text:style-name="P10" text:outline-level="1">Pianist or Bum?</text:h>
      <text:p text:style-name="P4">I remember the day my mom went on and on about how I fail to play the piano on my own. I always remember her for her famous philippic of how I always manage to screw up my piano practice and then later quit playing. I had never listened too closely to what she had told me.</text:p>
      <text:p text:style-name="P4">One of my mom's most common questions about doing anything constructive when I refused was: “Would you rather be a bum on 3'rd street or a successful person?”</text:p>
      <text:p text:style-name="P4">No matter what I think, I always answer “A successful person.” I had once tried to say, “Even if didn't play piano how would that result in me being a bum on 3'rd street.”</text:p>
      <text:p text:style-name="P4">Then she gives a complete chronological time line of me failing everything which usually involved with me quitting everything. </text:p>
      <text:p text:style-name="P4">I had never, never realized why my mom is the way she is. I have always stereotyped her with any other Chinese mother, always punctual and a perfectionist at times. However, I remember her saying something about how crabby her mom was, and that her grandmom must have been a crab as well. One day I caught myself thinking of my great ancestor, on my mom's side; I imagined this as a barbaric version of my mom sitting in a stone chair barking commands and unleashing diatribes at her unwilling children. I thought of how this amazing carbines is brought down generation on end until I am <text:soft-page-break/>left with it. Whoopee!</text:p>
      <text:p text:style-name="P4">Sometimes I read books where the dad is a rogue ruler and the mom was passive and allowing. I wondered if that was even possible, since my dad doesn't become angry very easy. </text:p>
      <text:p text:style-name="P4">I've been always waiting for a day my mom would change, and so was my mother for my family. Although this is virtually impossible, we have gotten better. My mom only yells 2 times a day on average, almost 3 times less then usual. This is probably so because I've picked up 3 extracurricular activities and several good habits, rather than my usual zip. </text:p>
      <text:p text:style-name="P4">So in conclusion, there is one proverb to close it all up, “Like ancestor, like parents.”</text:p>
      <text:p text:style-name="P4">The Not So Expected</text:p>
      <text:p text:style-name="P4">All throughout my life, I never stopped to think, Why does my mom never quit helping and caring about my brother and I? In fact, care is a bit of an understatement; she literally goes overboard. I remember her slaving over housework, and other important tasks, and putting up with everything we throw at her. She cares so much, I almost think she puts her life behind ours. Pretty intriguing, huh. Well, it’s not. She worries about our problems on end, and tries consistently to change us, and always seems to fail.</text:p>
      <text:p text:style-name="P4">She, as any other mom would, tells us that she just wants to help us and would do anything possible to do so, except that she follows through with brute force. If she sees us not playing piano, or refusing good octopus, she’s there to hammer us through like a nail. She will never give up until the smallest, most punctual detail is fixed. It’s becoming a problem.</text:p>
      <text:p text:style-name="P4">Nagging us all these years and forcing opinions down have made us lazy and unmotivated. She cares too much and is very determined to make us better people. She has chosen poorly on behalf of the way she cares. If she gives us less care and more freedom, I may be different than the unassertive stoic slob I am <text:soft-page-break/>today. Well maybe I’m not a slob... She forgot one major key in maturity, the less someone has, the harder they will fight for more. Believe it or not, I acquired this information from playing the card game called Magic. While playing, something dawned on me... Literally this means, if you don’t have much help, the harder you will try for greater knowledge and opportunity. There are 2 bad sides to this, if you have no help, you become a something my psychologist likes to call “A dreg to humanity.” As in my case, if the child has an overdose of help, they become unmotivated, lazy, and sometimes angry or unhappy. Not to mention, maturity and self independence is delayed.</text:p>
      <text:p text:style-name="P4">It’s like what my mom says, “It is a vicious cycle.” The child has problems, then the parent gets worried about the child, and starts caring more, and then child pushes back. The parent starts to become unhappy and tries many disciplinary approaches without targeting the child’s real problem to begin with. Until the parent STOPS caring so excessively, the child never matures, never gets better.</text:p>
      <text:p text:style-name="P4">In conclusion it’s not the most caring and determined parent that wins, however determined. It is the parent that gives the most mediocre, appreciated support that wins. A little help can go a long way.</text:p>
      <text:p text:style-name="P4"/>
      <text:h text:style-name="P10" text:outline-level="1">Class Musing</text:h>
      <text:p text:style-name="P4">“Those Who are Ignorant of the Past are Condemned to Repeat it.”</text:p>
      <text:p text:style-name="P4">According to the Ethereal Institute of Anesthesiology, the past stopped moving once it was put into an airtight package of time. There is an unfathomable fine line between the past and future, and the fine line is the present. Every minuscule fragment of time passes through this wormhole and into the package. There are ways to access this vault through the art of history. There are two types, that which has been recorded by humans, and that which is lost in the endless void of the time space continuum (this is spelled correctly). And you may only reminisce what you acquire, but never relive it. What about that which is forgotten or unlearned? According to a popular philosopher remark, we are forced to repeat it. You may think it is quite tough to end up emulating a miscreant like Hitler or a brilliant scientist like Einstein. That in my mind is completely not the point of the saying.</text:p>
      <text:p text:style-name="P4">Have your parents ever told you about all the stupid things that occurred in their lives, most from lack of experience in one topic or another. Then they shed their own words of wisdom in hopes you won’t repeat the mistakes they did. This is at least 90 percent of the point, the lesser mistakes that occur quite frequently. Some are more severe than others and some inevitable in their own retrospect. You go camping and wipe <text:soft-page-break/>your ass with poison ivy, a favorite of mine because Stephen King himself did this because he did not recognize the shiny leaves. You leave a soda up in your room and to your despair, that ants now find it a relief center. Or you feel strong, and don’t put on your helmet, and end up with a minor concussion.</text:p>
      <text:p text:style-name="P4">There are more prominent examples of people who fall into the historical trap, yet most of them just choose to deny the past. Just like if your parents told you to put on a helmet and you chose not to. You have never experienced the consequences and that makes you more daring. This is a dire mistake. It seems to fall into the same category, and so I’ve decided to elaborate on it. I’ve heard stories every day of white house officials, unlucky victims, and foolish yet powerful people who abuse their status. Dick Cheney shot a friend because they weren’t wearing orange tags or a boy hit by a car, its always in the headlines.</text:p>
      <text:p text:style-name="P4">In conclusion, as much as we try, and deny daily and historical principles of fate, we always wind up repeating someone’s fate. It happens every day, and will occur as long as there is human conscience and ignorance. This is, was and always will be an inevitable part of life. Brilliant was the philosopher who thought this up.</text:p>
      <text:p text:style-name="P4">OMG (Oh my God)</text:p>
      <text:p text:style-name="P4">It’s never the greatest feeling to get nailed in the face with a soccer ball. The Canines, a barbaric group of soon-to-be dropouts, are the usual suspects.</text:p>
      <text:p text:style-name="P4">As I walked home half blind, still trying to remember my name, I began to think, Modernism, the first subject to strike my mind after seeing a pile of green crap. The best part was I thought, It is beautiful, not hard to conjure if you’ve been looking at a group of Neanderthals all day. Why should we be bound to limits of TV, movies and games? These are important aspects to my life. They all rotate around a fantasy. Delving <text:soft-page-break/>deeper in, I became philosophical, one of my strong points. What if I were a fantasy as well, what if I was merely the subject of a lame story, what if the Canines weren’t so damn ugly.</text:p>
      <text:p text:style-name="P4">I began researching, the topic immediately on my laptop after arriving home. I joined an online forum completely devoted to the religion Brandenism. I was prompted at the screen to devote my entire life and all worldly possessions to this religion, if I were to join. Shrugging I thought, Well I never really liked my own religion anyway, might as well do what it says.</text:p>
      <text:p text:style-name="P4">The following day I sent all but my laptop ASAP to a mysterious address in California. The basic aspects of the strangely named religion, Brandenism, revolves around the 3 noble truths:</text:p>
      <text:p text:style-name="P4">1) Your life is a hoax, its being written and read at this very moment</text:p>
      <text:p text:style-name="P4">2) You have an unrest fate, it may change anytime, anywhere at the will of divine impotence</text:p>
      <text:p text:style-name="P4">3) Anything can happen</text:p>
      <text:p text:style-name="P4">I sat back stunned, of course the Brandenism god already knew that! Heck, he was writing and reading this as I lived the moment. I played the song “What if god were one of us.” Suddenly, I shot up - on divine inspiration - realized that indeed he was. And he was quite angry at the fact I had a laptop and he didn’t. Not that it exists anyway, or do I for that matter.</text:p>
      <text:p text:style-name="P3"/>
      <text:h text:style-name="P10" text:outline-level="1">The Donut Factory</text:h>
      <text:p text:style-name="P4">Trip notes the Niagara Falls region of Canada.</text:p>
      <text:p text:style-name="P4">My family and I had just arrived back to Grandma’s and Grandpa’s house after having gone to the Chinese doctor. Mom was exceptionally pleased because the doctor cured her dizziness which no other doctor has helped with. It is rather late, and there is a copious amount of rain falling. Immediately after I trudge inside of the house, I wash myself and dart downstairs to my bed. I was asleep for a couple of hours...having no dreams, when a flash of light streaks through the sky followed immediately after by thunder bang. I streak up stairs to find everyone except Grandpa, sitting wide awake. We listen to many more claps of thunder and watch the lightning. I listen to the drops of water collide against the window pane. Deprived of sleep, I think to go back to bed.</text:p>
      <text:p text:style-name="P4">Mom suggests to go visit Rick, my dad’s friend, working at the donut factory in Alymer. “It will be an adventure in the middle of the night,” my dad says. Mom makes the suggestion because around this time of night, 1 to 5am, donuts are being handmade at the bakery. Mom and dad are enthusiastic about it, yet Riley and I are quite tired; we did not concur. Sure enough we went anyways.</text:p>
      <text:p text:style-name="P4">With the weather as it is, this story should be called The Dark and Stormy Night, rather than The Donut Factory. We acquired some of grandma’s umbrellas and raced outside into the car. On <text:soft-page-break/>the way, I tried to get some rest as the others watched the brilliant display of lightning, always followed by thunder claps. To emphasize this effect, dad stopped the car where there are no houses near, no lights, and turns off the car lights. The lighting up of the sky made for an eerie landscape. As we continue, the rain seems to become more and more furious.</text:p>
      <text:p text:style-name="P4">We arrive in Alymer, park our car near the bakery, and dash to the backdoor. Rick is near the entrance, and welcomes us in. I look around, sure enough there are treats of all sorts, including donuts being made. It is quite hot inside which I appreciate considering it is cold and wet outside.</text:p>
      <text:p text:style-name="P4">We watch with great interest at all the machinery and baked goods being made. The bakery is like a massive kitchen with lots of small and large machinery, and big bags of ingredients. Despite all of the hardware, a small group of people, are doing many tasks by hand. They are making donuts, bread, banana bread,` cookies, rolls, kaiser rolls, buns, hotdog buns, and almost any baked goodie you can think of. And, we are given samples of fresh cookies, and the freshest, donuts made from the most wonderful dough ever.</text:p>
      <text:p text:style-name="P4">At the end of our tour we are given half a dozen glazed donuts, the best donuts I have ever had. The next morning, back at granma and grandpa’s, everyone enjoys a luscious donut. After our journey to bakery, every chance we get, we go back to buy more baked goods, especially, donuts.</text:p>
      <text:p text:style-name="P4">I’m back in the USA now, I really miss those donuts. I feel I shall never have another donut better or fresher than the ones made by Rick Vandemaele at Spicer’s in Alymer,` Ontario, Canada.</text:p>
      <text:p text:style-name="P3"/>
      <text:h text:style-name="P10" text:outline-level="1">Night Poems</text:h>
      <text:p text:style-name="P7"/>
      <text:p text:style-name="P7">?-pclass=poemTitle;Night</text:p>
      <text:p text:style-name="P7">Lights of the sky fade away,</text:p>
      <text:p text:style-name="P7">Diurnal mights unconscious,</text:p>
      <text:p text:style-name="P7">Stars, ethereal lights up above,</text:p>
      <text:p text:style-name="P7">Spark and glow like an eternal flame</text:p>
      <text:p text:style-name="P7">of the tenebrous night.</text:p>
      <text:p text:style-name="P7"/>
      <text:p text:style-name="P7">Stars integrate, form constellations,</text:p>
      <text:p text:style-name="P7">Celestial pictures illuminate the night,</text:p>
      <text:p text:style-name="P7">Encased in perfect harmony,</text:p>
      <text:p text:style-name="P7">They dance and laugh.</text:p>
      <text:p text:style-name="P7">Personifying the animals</text:p>
      <text:p text:style-name="P7">Whom they sought to represent.</text:p>
      <text:p text:style-name="P7"/>
      <text:p text:style-name="P7">Nocturnal flights enrich the night,</text:p>
      <text:p text:style-name="P7">Leathery wings fly by fast.</text:p>
      <text:p text:style-name="P7">Hunts are neither silent or loud,</text:p>
      <text:p text:style-name="P7">A brutal struggle to writhe through,</text:p>
      <text:p text:style-name="P7">Yet so tranquil and brilliant.</text:p>
      <text:p text:style-name="P7"/>
      <text:p text:style-name="P7">The night is alive,</text:p>
      <text:p text:style-name="P7">reanimated from diurnal threats.</text:p>
      <text:p text:style-name="P7">Gas, construction and aluminum,</text:p>
      <text:p text:style-name="P7"><text:soft-page-break/>Destroy, corrode this landscape,</text:p>
      <text:p text:style-name="P7">Annihilating all life,</text:p>
      <text:p text:style-name="P7">For no fault of their own.</text:p>
      <text:p text:style-name="P7">Yet we caused their demise.</text:p>
      <text:p text:style-name="P7">A war never to be won.</text:p>
      <text:p text:style-name="P7"/>
      <text:p text:style-name="P7">Dawn arises for the next day.</text:p>
      <text:p text:style-name="P7">Diurnal mights regain control.</text:p>
      <text:p text:style-name="P7">Night, no longer animated,</text:p>
      <text:p text:style-name="P7">Lifeless, waiting for rebirth.</text:p>
      <text:p text:style-name="P7">As one Sun brings one thousand dawns.</text:p>
      <text:p text:style-name="P7">For each night is different,</text:p>
      <text:p text:style-name="P7">Delivering new surprises,</text:p>
      <text:p text:style-name="P7">Either good or ill,</text:p>
      <text:p text:style-name="P7">Yet there is change.</text:p>
      <text:p text:style-name="P7">Nightmare Revision</text:p>
      <text:p text:style-name="P7">Every evening as diurnal mights grow weary</text:p>
      <text:p text:style-name="P7">Nocturnal mights again gain control.</text:p>
      <text:p text:style-name="P7">Plunging the world into ethereal darkness</text:p>
      <text:p text:style-name="P7">For unconscious souls around.</text:p>
      <text:p text:style-name="P7"/>
      <text:p text:style-name="P7">Delicately vulnerable, dreams tranquil in their minds,</text:p>
      <text:p text:style-name="P7">The Nightmare seeks the most exuberant of them all.</text:p>
      <text:p text:style-name="P7">Their hooves storm through their minds,</text:p>
      <text:p text:style-name="P7">Stomping euphoria into dreams of utter despair.</text:p>
      <text:p text:style-name="P7"/>
      <text:p text:style-name="P7">The mind, now under the Nightmare's appease,</text:p>
      <text:p text:style-name="P7">It plays around, torturing its client</text:p>
      <text:p text:style-name="P7">Until a scream tears through the night serenity,</text:p>
      <text:p text:style-name="P7">Then will the Nightmare find another victim.</text:p>
      <text:p text:style-name="P7"/>
      <text:p text:style-name="P7">I’ve done a bad deed today</text:p>
      <text:p text:style-name="P7">I’ve done a bad deed today</text:p>
      <text:p text:style-name="P7"><text:soft-page-break/>I worry for my very life</text:p>
      <text:p text:style-name="P7">My hear is enveloped in heavy strife</text:p>
      <text:p text:style-name="P7">I’ve done a bad deed today</text:p>
      <text:p text:style-name="P7">Word of it will surely fly</text:p>
      <text:p text:style-name="P7">My reputation will surely die</text:p>
      <text:p text:style-name="P7">I’ve done a bad deed today</text:p>
      <text:p text:style-name="P7">My integrity is falling apart</text:p>
      <text:p text:style-name="P7">My near future never looked so tart</text:p>
      <text:p text:style-name="P7">I’ve done a bad deed today</text:p>
      <text:p text:style-name="P7">I’ve betrayed the trusts of more than one</text:p>
      <text:p text:style-name="P7">And have been overturned by retribution</text:p>
      <text:p text:style-name="P7">I’ve done a bad deed today</text:p>
      <text:p text:style-name="P7">Never have I felt so contrite</text:p>
      <text:p text:style-name="P7">Not a soul helps or sheds any light</text:p>
      <text:p text:style-name="P7">I’ve done a bad deed today</text:p>
      <text:p text:style-name="P7">And for some time it will surely follow</text:p>
      <text:p text:style-name="P7">Until I am allowed redemption, I will still be hollow</text:p>
      <text:p text:style-name="P5">?-pclass=poemTitle;I Miss</text:p>
      <text:p text:style-name="P7">I miss the vibrant former life,</text:p>
      <text:p text:style-name="P7">Without corruption, in tranquility and harmony,</text:p>
      <text:p text:style-name="P7">Moments shared, happiness won.</text:p>
      <text:p text:style-name="P7">The Golden Age of my life has left me,</text:p>
      <text:p text:style-name="P7">Walking in the rain malcontent.</text:p>
      <text:p text:style-name="P7">Like a lost soul tenacious and </text:p>
      <text:p text:style-name="P7">Longing to find light at the end of dark,</text:p>
      <text:p text:style-name="P7">Has life left me in this endless maze?</text:p>
      <text:p text:style-name="P7"/>
      <text:p text:style-name="P7">Long days I pray to overcome this travail,</text:p>
      <text:p text:style-name="P7">To find euphoria in the darkest days,</text:p>
      <text:p text:style-name="P7">Clouded, yet sweet wake of the beautiful past,</text:p>
      <text:p text:style-name="P7">Float past me like ethereal baubles,</text:p>
      <text:p text:style-name="P7">Unforgettable days with my long lost friend,</text:p>
      <text:p text:style-name="P7"><text:soft-page-break/>Whom I have know so dearly,</text:p>
      <text:p text:style-name="P7">Left me without even a faint goodbye,</text:p>
      <text:p text:style-name="P7">How such vital aspects in my life,</text:p>
      <text:p text:style-name="P7">Suddenly disappear.</text:p>
      <text:p text:style-name="P7">Sighing, I continue on my journey home,</text:p>
      <text:p text:style-name="P7">Waiting for what I have sought so badly.</text:p>
      <text:p text:style-name="P7"/>
      <text:p text:style-name="P7">?-pclass=poemTitle;Contract</text:p>
      <text:p text:style-name="P7">Without cherish of a Olde Tyme Carolle.</text:p>
      <text:p text:style-name="P7">My mind goes dim and my instincts are feral.</text:p>
      <text:p text:style-name="P7">What I do, a subordinate cause.</text:p>
      <text:p text:style-name="P7">What I can't do, I'm bound to a subordinate clause.</text:p>
      <text:p text:style-name="P7">Oh contract, oh contract.</text:p>
      <text:p text:style-name="P7">I see what you lack.</text:p>
      <text:p text:style-name="P7">You bind us to one, and only one track.</text:p>
      <text:p text:style-name="P7">Your morbid powers make me so weak.</text:p>
      <text:p text:style-name="P7">Please let me do whatever I seek.</text:p>
      <text:p text:style-name="P7">I may barbaric and my mind will deter.</text:p>
      <text:p text:style-name="P7">But hear me out, in the end you will concur.</text:p>
      <text:p text:style-name="P7">Work will be so much better without an order.</text:p>
      <text:p text:style-name="P7"/>
      <text:p text:style-name="P7">?-pclass=poemTitle;Something Incomplete</text:p>
      <text:p text:style-name="P7">It was mystifying, mind defying, world confining night.</text:p>
      <text:p text:style-name="P7">All was dark, but all was light.</text:p>
      <text:p text:style-name="P7">It could provide a gruesome sight.</text:p>
      <text:p text:style-name="P7">I could see little, stung by fright.</text:p>
      <text:p text:style-name="P7"/>
      <text:p text:style-name="P7">?-pclass=poemTitle;Fallen Hand</text:p>
      <text:p text:style-name="P7">Like the shadows, leapt upon clay</text:p>
      <text:p text:style-name="P7">Mind untiring and infinitely reliable</text:p>
      <text:p text:style-name="P7">With the dexterity of 100 score</text:p>
      <text:p text:style-name="P7">Intentions pure, tame to the bone</text:p>
      <text:p text:style-name="P7">The white dyed lacquer fall upon outstretched palm</text:p>
      <text:p text:style-name="P7"><text:soft-page-break/>A better coat, an armor to my reputation</text:p>
      <text:p text:style-name="P7">A falling star, a glint of steel</text:p>
      <text:p text:style-name="P7">I have few peers like myself</text:p>
      <text:p text:style-name="P7">I may never meet my one fallen alias</text:p>
      <text:p text:style-name="P7">My right-hand man so true</text:p>
      <text:p text:style-name="P7">Forced into exile from what I knew so well</text:p>
      <text:p text:style-name="P7">My mind wept with sorrow and lost ambition</text:p>
      <text:p text:style-name="P7">I was paired with another, of similar origins</text:p>
      <text:p text:style-name="P7">Of that who lost my predecessor</text:p>
      <text:p text:style-name="P7"/>
      <text:p text:style-name="P7">?-pclass=poemTitle;Druid</text:p>
      <text:p text:style-name="P7">Journey back to the Sullen Tomorrow</text:p>
      <text:p text:style-name="P7">Where now souls reside, some with guilty sorrow</text:p>
      <text:p text:style-name="P7">The industrial turf, a dizzying view</text:p>
      <text:p text:style-name="P7">The horde relinquished, over a single curfew</text:p>
      <text:p text:style-name="P7">The Majestic Tree of unjested desire</text:p>
      <text:p text:style-name="P7">Thrown unloved into a savage fire</text:p>
      <text:p text:style-name="P7">Look at thee</text:p>
      <text:p text:style-name="P7"/>
      <text:p text:style-name="P7">?-pclass=poemTitle;Zombies</text:p>
      <text:p text:style-name="P7"/>
      <text:p text:style-name="P7">I’m in the middle of a graveyard, it's the dead of night.</text:p>
      <text:p text:style-name="P7">The air smells chilly, with a tinge of fright.</text:p>
      <text:p text:style-name="P7">Then I see something move,</text:p>
      <text:p text:style-name="P7">But there's nothing much to prove.</text:p>
      <text:p text:style-name="P7">I cannot believe,</text:p>
      <text:p text:style-name="P7">I’m ready to leave.</text:p>
      <text:p text:style-name="P7"/>
      <text:p text:style-name="P7">There's nothing much to plunder</text:p>
      <text:p text:style-name="P7">When your six feet under.</text:p>
      <text:p text:style-name="P7">So they rose to the ground</text:p>
      <text:p text:style-name="P7">To mess around.</text:p>
      <text:p text:style-name="P7">I can't believe my eyes</text:p>
      <text:p text:style-name="P7"><text:soft-page-break/>When they really do arise</text:p>
      <text:p text:style-name="P7">There heads above the soil, their faces contractive,</text:p>
      <text:p text:style-name="P7">They sure are dumb, and none to attractive.</text:p>
      <text:p text:style-name="P7"/>
      <text:p text:style-name="P7">I begin to run, and fall on my knee.</text:p>
      <text:p text:style-name="P7">And out popped a zombie from under me.</text:p>
      <text:p text:style-name="P7">I have just been caught in a undertoe</text:p>
      <text:p text:style-name="P7">But this is quite literal for you to know.</text:p>
      <text:p text:style-name="P7">I kicked around in utter desperation</text:p>
      <text:p text:style-name="P7">With little on me and no inspiration.</text:p>
      <text:p text:style-name="P7">I try to scream, but my mouth is dry,</text:p>
      <text:p text:style-name="P7">This is the end, I think I’m gonna die.</text:p>
      <text:p text:style-name="P7">But out came a man who is made of pie.</text:p>
      <text:p text:style-name="P7"/>
      <text:p text:style-name="P7">The graveyard ghouls are down and weak</text:p>
      <text:p text:style-name="P7">Looking for something good to eat</text:p>
      <text:p text:style-name="P7">Like New York Cheesecake.</text:p>
      <text:p text:style-name="P7">But I can't tell you why</text:p>
      <text:p text:style-name="P7">Or you may never try</text:p>
      <text:p text:style-name="P7">To visit the graveyard in the dead of night.</text:p>
      <text:p text:style-name="P7"/>
      <text:p text:style-name="P7">?-pclass=poemTitle;Lunar Night</text:p>
      <text:p text:style-name="P7">The dry tears of a lunar night</text:p>
      <text:p text:style-name="P7">The heavens cry in celestial desperation</text:p>
      <text:p text:style-name="P7">From the silent prayers of the oaks</text:p>
      <text:p text:style-name="P7">To the east shore winds</text:p>
      <text:p text:style-name="P7">Bending fragments of light caught in a cascade</text:p>
      <text:p text:style-name="P7">Reflect the spectral beauty of the morning aloft</text:p>
      <text:p text:style-name="P7">Willows march their way into the sky</text:p>
      <text:p text:style-name="P7">Sunset dew falls upon ascending leaves</text:p>
      <text:p text:style-name="P7">A groundhog hurls its a way through knurled earth</text:p>
      <text:p text:style-name="P7">Nature again refuses the arrival of spring</text:p>
      <text:p text:style-name="P7">Ghastly and demonic, the torrent begins its path</text:p>
      <text:p text:style-name="P7"><text:soft-page-break/>Cascades of water fall from the sky</text:p>
      <text:p text:style-name="P7">But no light for the morn illusion</text:p>
      <text:p text:style-name="P7">Shadows possess the heartless rain</text:p>
      <text:p text:style-name="P7">They freeze adrift, crack upon leaves</text:p>
      <text:p text:style-name="P7">Spring will wait for the rage’s passing</text:p>
      <text:p text:style-name="P7"/>
      <text:p text:style-name="P7">?-pclass=poemTitle;The Dark Forest</text:p>
      <text:p text:style-name="P7">In the sundering forest and broken hallows</text:p>
      <text:p text:style-name="P7">Not a bird caws or soul follows</text:p>
      <text:p text:style-name="P7">The surrendering might of the ethereal haze</text:p>
      <text:p text:style-name="P7">Reforms and creates another maze</text:p>
      <text:p text:style-name="P7">What can be seen in a place so strange</text:p>
      <text:p text:style-name="P7">Where all life exist in a botanical range</text:p>
      <text:p text:style-name="P7">All is silent, all is still</text:p>
      <text:p text:style-name="P7">All supporting an unbroken will</text:p>
      <text:p text:style-name="P7">Of a warrior so ancient and strong</text:p>
      <text:p text:style-name="P7">His eyes unseen, and army, a throng</text:p>
      <text:p text:style-name="P7">All around the titanic tree</text:p>
      <text:p text:style-name="P7">A plethora of flowers up to his knee</text:p>
      <text:p text:style-name="P7">Twas his dream to live an eternal life</text:p>
      <text:p text:style-name="P7">Wisdom untouched by worldly strife</text:p>
      <text:p text:style-name="P7">All would travel to see your sacred beauty<text:tab/><text:tab/></text:p>
      <text:p text:style-name="P7">But what beauty would thy have if all were to see</text:p>
      <text:p text:style-name="P7"/>
      <text:p text:style-name="P7">?-pclass=poemTitle;Mexico</text:p>
      <text:p text:style-name="P7">Oh, my friend, my dearest friend</text:p>
      <text:p text:style-name="P7">Is no longer here</text:p>
      <text:p text:style-name="P7">The dark land he goes</text:p>
      <text:p text:style-name="P7">Into the shadowy tethers</text:p>
      <text:p text:style-name="P7">The forsworn depths</text:p>
      <text:p text:style-name="P7">Of hell built upon reality</text:p>
      <text:p text:style-name="P7">One shall die slaking one’s thirst</text:p>
      <text:p text:style-name="P7">Many shall perish working the hellish lands</text:p>
      <text:p text:style-name="P7"><text:soft-page-break/>The intricate face masking the truth</text:p>
      <text:p text:style-name="P7">Avoidance, avoidance, no penance for death</text:p>
      <text:p text:style-name="P7">Once you enter, either saint or demon</text:p>
      <text:p text:style-name="P7">Be wary of what you may see</text:p>
      <text:p text:style-name="P7">There are two paths and two paths only</text:p>
      <text:p text:style-name="P7">The one who serves or the one to be served</text:p>
      <text:p text:style-name="P7">Let us hope whoever you may be</text:p>
      <text:p text:style-name="P7">You shall be kind to those you love or hate</text:p>
      <text:p text:style-name="P7">Because a blessing here may be a curse</text:p>
      <text:p text:style-name="P7">To those who do not seek it</text:p>
      <text:p text:style-name="P7"/>
      <text:h text:style-name="P10" text:outline-level="1">Day Poems</text:h>
      <text:p text:style-name="P4"/>
      <text:p text:style-name="P4"/>
      <text:p text:style-name="P7">?-pclass=poemTitle;Shake-A-Spear</text:p>
      <text:p text:style-name="P7">Bonna: Crescent Moon, Celestial Banana</text:p>
      <text:p text:style-name="P7">Please bring back though sweet Anna</text:p>
      <text:p text:style-name="P7"/>
      <text:p text:style-name="P7">Moon: Thowest hath no penance for thy light</text:p>
      <text:p text:style-name="P7">For that, though shalt have no Anna</text:p>
      <text:p text:style-name="P7"/>
      <text:p text:style-name="P7">Bonna: You speak in riddles ethereal thief</text:p>
      <text:p text:style-name="P7">You steal your light from the golden reef</text:p>
      <text:p text:style-name="P7">I pay my penance you Shakespearean infection</text:p>
      <text:p text:style-name="P7">You deserve no place among my affection</text:p>
      <text:p text:style-name="P7"/>
      <text:p text:style-name="P7">Moon: I am no ass, as my name may suggest</text:p>
      <text:p text:style-name="P7">Although thy enjoy thy Shakespearean jest</text:p>
      <text:p text:style-name="P7">I am the master of riddles</text:p>
      <text:p text:style-name="P7">And Bonna Fide fiddles</text:p>
      <text:p text:style-name="P7">Yet you confuse me not the lest</text:p>
      <text:p text:style-name="P7"/>
      <text:p text:style-name="P7">Bonna: All I ask is to see my Anna Banana</text:p>
      <text:p text:style-name="P7">And I won’t reveal intelligence to thy golden savannah</text:p>
      <text:p text:style-name="P7"/>
      <text:p text:style-name="P7">Moon: Agreed, agreed your penance paid</text:p>
      <text:p text:style-name="P7"><text:soft-page-break/>And with that my body will fade</text:p>
      <text:p text:style-name="P7">Wake at morn to golden Cantana</text:p>
      <text:p text:style-name="P7">And thou shall find thou sweet Anna</text:p>
      <text:p text:style-name="P7"/>
      <text:p text:style-name="P7">?-pclass=poemTitle;What is</text:p>
      <text:p text:style-name="P7">What is a sunset to one</text:p>
      <text:p text:style-name="P7">But a sunrise to another</text:p>
      <text:p text:style-name="P7">What is a subtle ending</text:p>
      <text:p text:style-name="P7">But an explosive beginning</text:p>
      <text:p text:style-name="P7">What is one’s demise</text:p>
      <text:p text:style-name="P7">But another’s success</text:p>
      <text:p text:style-name="P7">What is the ending of sorrow</text:p>
      <text:p text:style-name="P7">But the beginning of euphoria</text:p>
      <text:p text:style-name="P7">What is light shed on one</text:p>
      <text:p text:style-name="P7">But darkness to another</text:p>
      <text:p text:style-name="P7">For every joy to one</text:p>
      <text:p text:style-name="P7">There is a consequence to another</text:p>
      <text:p text:style-name="P7">Suffer for others</text:p>
      <text:p text:style-name="P7">And watch them rejoice</text:p>
      <text:p text:style-name="P7">Fate has many ways of dividing success</text:p>
      <text:p text:style-name="P7">Are you taking the light</text:p>
      <text:p text:style-name="P7">Or having it taken from you</text:p>
      <text:p text:style-name="P7"/>
      <text:p text:style-name="P7">?-pclass=poemTitle;Tigers</text:p>
      <text:p text:style-name="P7">They’re just right</text:p>
      <text:p text:style-name="P7">And thrice as bright</text:p>
      <text:p text:style-name="P7">Just look it over</text:p>
      <text:p text:style-name="P7">They’re salvaging stations</text:p>
      <text:p text:style-name="P7">Its the way they live</text:p>
      <text:p text:style-name="P7">Oh fewer rations</text:p>
      <text:p text:style-name="P7">Claws of steel</text:p>
      <text:p text:style-name="P7">Fangs of lust</text:p>
      <text:p text:style-name="P7">Any unwary victim</text:p>
      <text:p text:style-name="P7"><text:soft-page-break/>May be clawed to dust</text:p>
      <text:p text:style-name="P7">They are not the blood slaking behemoths</text:p>
      <text:p text:style-name="P7">From ancient folklore</text:p>
      <text:p text:style-name="P7">You must go and see</text:p>
      <text:p text:style-name="P7">What they have in store</text:p>
      <text:p text:style-name="P7"/>
      <text:p text:style-name="P7">?-pclass=poemTitle;Untitled</text:p>
      <text:p text:style-name="P7">Look, look I had once thought</text:p>
      <text:p text:style-name="P7">But what should I expect to see from myself</text:p>
      <text:p text:style-name="P7">I was blind to it, I was blind to nothing</text:p>
      <text:p text:style-name="P7">How is it so that I could see what I can’t see</text:p>
      <text:p text:style-name="P7">Is it so that I am nothing but a conscience</text:p>
      <text:p text:style-name="P7">Subordinate to a class of greater conscience</text:p>
      <text:p text:style-name="P7">I see little, I am basic and ignorant</text:p>
      <text:p text:style-name="P7">It is time, the last hours of reality fall</text:p>
      <text:p text:style-name="P7">Before I part, I am one of them</text:p>
      <text:p text:style-name="P7">A entity, the master of all cognitive matter</text:p>
      <text:p text:style-name="P7">Or so I thought</text:p>
      <text:p text:style-name="P7">Oh the horrors, I can see, but am blind to bliss</text:p>
      <text:p text:style-name="P7">I am no longer ignorant, I cannot feel</text:p>
      <text:p text:style-name="P7">The path of knowledge has taken a hideous turn</text:p>
      <text:p text:style-name="P7">I am the sage, the sage of sorrow</text:p>
      <text:p text:style-name="P7">Those who have knowledge are condemned to suffer</text:p>
      <text:p text:style-name="P7"/>
      <text:p text:style-name="P7">?-pclass=poemTitle;Soul linked</text:p>
      <text:p text:style-name="P7">The world gorging waves, the roaring sea</text:p>
      <text:p text:style-name="P7">There is little now that is below me</text:p>
      <text:p text:style-name="P7">‘Cept for the ancient rocks and dying life</text:p>
      <text:p text:style-name="P7">That wait for me, amidst my strife</text:p>
      <text:p text:style-name="P7">Preparations into the void, my vision gets lighter</text:p>
      <text:p text:style-name="P7">Yet the clasp around my ankle becomes tighter</text:p>
      <text:p text:style-name="P7">Shadows aloft begin the traverse the waves</text:p>
      <text:p text:style-name="P7">Unsentinel beings performing taunting raves</text:p>
      <text:p text:style-name="P7"><text:soft-page-break/>The pirates, friends, yet unworthy miscreants</text:p>
      <text:p text:style-name="P7">My thoughts reach out to our unborn infant</text:p>
      <text:p text:style-name="P7">‘Twas my fault to leave in a time of need</text:p>
      <text:p text:style-name="P7">Just a little further and I would succeed</text:p>
      <text:p text:style-name="P7">Ransacked, pillaged, one with the sea</text:p>
      <text:p text:style-name="P7">Series of events that caused the demise of my sailers and me</text:p>
      <text:p text:style-name="P7">I wait alone now, my breath gives way</text:p>
      <text:p text:style-name="P7">Frozen in terror I begin to pray</text:p>
      <text:p text:style-name="P7">The light bends a final spectrum for my eyes to behold</text:p>
      <text:p text:style-name="P7">Then an uncertain future waiting to unfold</text:p>
      <text:p text:style-name="P7"/>
      <text:p text:style-name="P7">?-pclass=poemTitle;Full Metal Alchemy</text:p>
      <text:p text:style-name="P7">On a summer’s day and a winter’s pledge</text:p>
      <text:p text:style-name="P7">For soldier’s sword and farmer’s hedge</text:p>
      <text:p text:style-name="P7">To rage one last demonic battle</text:p>
      <text:p text:style-name="P7">Between closed circuits and horses saddle</text:p>
      <text:p text:style-name="P7">The robots line strategy unkept</text:p>
      <text:p text:style-name="P7">The warriors march, loved ones wept</text:p>
      <text:p text:style-name="P7">Staring them straight in the steely eye</text:p>
      <text:p text:style-name="P7">Where no emotion will ever defy</text:p>
      <text:p text:style-name="P7">“We have no ordinary enemy,” the King rants</text:p>
      <text:p text:style-name="P7">“Sir I have a message,” the messenger pants</text:p>
      <text:p text:style-name="P7">We, surrender great lord, great liege</text:p>
      <text:p text:style-name="P7">We will continue no forsaken siege</text:p>
      <text:p text:style-name="P7">We thought we could steal you humanity</text:p>
      <text:p text:style-name="P7">We are jealous</text:p>
      <text:p text:style-name="P7">For once, we too were human</text:p>
      <text:p text:style-name="P7">That is why we are zealous.</text:p>
      <text:p text:style-name="P7">To see you die makes us depraved</text:p>
      <text:p text:style-name="P7">But promised life, we still behaved</text:p>
      <text:p text:style-name="P7">As we cannot feel life</text:p>
      <text:p text:style-name="P7">We cannot feel death</text:p>
      <text:p text:style-name="P7">So end our strife</text:p>
      <text:p text:style-name="P7"><text:soft-page-break/>And draw you sword from you heath</text:p>
      <text:p text:style-name="P7">So you may bring peace from what has transpired</text:p>
      <text:p text:style-name="P7">To what should have never conspired</text:p>
      <text:p text:style-name="P7"/>
      <text:p text:style-name="P7">?-pclass=poemTitle;Dinner Part</text:p>
      <text:p text:style-name="P7">Dark Blue maroon, lacerated sky</text:p>
      <text:p text:style-name="P7">Spew the yellows and the reds will fly</text:p>
      <text:p text:style-name="P7">Brown confections, crimson dark grey</text:p>
      <text:p text:style-name="P7">Blue black reds, orange filet</text:p>
      <text:p text:style-name="P7">Lackluster yellow, translucent apparel</text:p>
      <text:p text:style-name="P7">Tenebrous shadows, vendetta feral</text:p>
      <text:p text:style-name="P7"/>
      <text:p text:style-name="P6"/>
      <text:h text:style-name="P10" text:outline-level="1">Haiku Experiments</text:h>
      <text:p text:style-name="P4"/>
      <text:p text:style-name="P4">?-poems;</text:p>
      <text:p text:style-name="P7">Like thick mountain mist</text:p>
      <text:p text:style-name="P7">My heart seems to fade away</text:p>
      <text:p text:style-name="P7">Lost in the far past</text:p>
      <text:p text:style-name="P7"/>
      <text:p text:style-name="P7">Unlikely Twins</text:p>
      <text:p text:style-name="P7">Someone’s shallow misguidance</text:p>
      <text:p text:style-name="P7">May wane you path</text:p>
      <text:p text:style-name="P7"/>
      <text:p text:style-name="P7">The dung beetle’s glare</text:p>
      <text:p text:style-name="P7">You’re lost but not forgotten</text:p>
      <text:p text:style-name="P7">Frozen summer days</text:p>
      <text:p text:style-name="P7"/>
      <text:p text:style-name="P7">A cicada shell</text:p>
      <text:p text:style-name="P7">Genji’s final evil wanes</text:p>
      <text:p text:style-name="P7">Don’t close the book now</text:p>
      <text:p text:style-name="P7"/>
      <text:p text:style-name="P7">Our flatulence, yes</text:p>
      <text:p text:style-name="P7">The nobel art of farting</text:p>
      <text:p text:style-name="P7">How ever so crude</text:p>
      <text:p text:style-name="P7"/>
      <text:p text:style-name="P7">Trust in those who love</text:p>
      <text:p text:style-name="P7">Don’t lost them through lapse in faith</text:p>
      <text:p text:style-name="P7"><text:soft-page-break/>It’s now or never</text:p>
      <text:p text:style-name="P7"/>
      <text:p text:style-name="P7">Meh meh meh meh meh</text:p>
      <text:p text:style-name="P7">meh meh meh meh meh meh meh</text:p>
      <text:p text:style-name="P7">meh meh meh meh meh</text:p>
      <text:p text:style-name="P7"/>
      <text:p text:style-name="P7">One glance rejection</text:p>
      <text:p text:style-name="P7">A haiku no one read well</text:p>
      <text:p text:style-name="P7">Can you understand</text:p>
      <text:p text:style-name="P6"/>
      <text:h text:style-name="P10" text:outline-level="1">Seasonal Poems</text:h>
      <text:p text:style-name="P4"/>
      <text:p text:style-name="P4">?-pclass=poemTitle;AUTUMN</text:p>
      <text:p text:style-name="P4"/>
      <text:p text:style-name="P4">A chill zephyr blows,</text:p>
      <text:p text:style-name="P4">Dry leaves disperse.</text:p>
      <text:p text:style-name="P4">Orange and yellow array,</text:p>
      <text:p text:style-name="P4">Darkening skies approach.</text:p>
      <text:p text:style-name="P4">Pale trees prepare for rest,</text:p>
      <text:p text:style-name="P4">Towering oaks seem to shorten.</text:p>
      <text:p text:style-name="P4">Nights lengthen, days shorten,</text:p>
      <text:p text:style-name="P4">Shadows creep closer,</text:p>
      <text:p text:style-name="P4">Influx of leaves blows</text:p>
      <text:p text:style-name="P4">Strewn over cracked grass.</text:p>
      <text:p text:style-name="P4"/>
      <text:p text:style-name="P4">Nocturnal mornings,</text:p>
      <text:p text:style-name="P4">Begin to expand,</text:p>
      <text:p text:style-name="P4">Flowers die,</text:p>
      <text:p text:style-name="P4">Trees hibernate,</text:p>
      <text:p text:style-name="P4">Animals eat,</text:p>
      <text:p text:style-name="P4">With abnormal voracity.</text:p>
      <text:p text:style-name="P4">Season of approaching zest,</text:p>
      <text:p text:style-name="P4">And beginning sleep.</text:p>
      <text:p text:style-name="P4"/>
      <text:p text:style-name="P4"/>
      <text:p text:style-name="P4"><text:soft-page-break/>?-pclass=poemTitle;WINTER</text:p>
      <text:p text:style-name="P4"/>
      <text:p text:style-name="P4">Darkening skies and leafless trees,</text:p>
      <text:p text:style-name="P4">Overshadow the once lush landscape,</text:p>
      <text:p text:style-name="P4">Vivid white, covering sleek rooftops,</text:p>
      <text:p text:style-name="P4">Porches and smoke belching chimneys,</text:p>
      <text:p text:style-name="P4">Dawn approaches, a cardinal lands atop,</text:p>
      <text:p text:style-name="P4">A decorated window, guided by a</text:p>
      <text:p text:style-name="P4">Light and chilly zephyr.</text:p>
      <text:p text:style-name="P4"/>
      <text:p text:style-name="P4">Laughter and songs of seasonal zest,</text:p>
      <text:p text:style-name="P4">Fill the air of the winter days,</text:p>
      <text:p text:style-name="P4">Endless nights adorned by trees and presents,</text:p>
      <text:p text:style-name="P4">Timeless days of laughter and tranquility,</text:p>
      <text:p text:style-name="P4">Trees brightened by man-made beauty.</text:p>
      <text:p text:style-name="P4"/>
      <text:p text:style-name="P4">Trees abash, Winter's fury,</text:p>
      <text:p text:style-name="P4">Winds awake, snow barrage,</text:p>
      <text:p text:style-name="P4">Skies darken, hail strikes,</text:p>
      <text:p text:style-name="P4">Yet the night continues in persisting happiness.</text:p>
      <text:p text:style-name="P4"/>
      <text:p text:style-name="P4"/>
      <text:p text:style-name="P4">?-pclass=poemTitle;SUMMER</text:p>
      <text:p text:style-name="P4"/>
      <text:p text:style-name="P4">Blue birds fly and sing,</text:p>
      <text:p text:style-name="P4">Paradise heaven's ring,</text:p>
      <text:p text:style-name="P4">Eternal mornings, dawns next day,</text:p>
      <text:p text:style-name="P4">Parrot's mantle, rainbow array,</text:p>
      <text:p text:style-name="P4">Petals darken, condor's flights,</text:p>
      <text:p text:style-name="P4">Vivid trees soar to incredible heights,</text:p>
      <text:p text:style-name="P4">To condemn fury, to condemn hope,</text:p>
      <text:p text:style-name="P4">To equalize both valley and slope.</text:p>
      <text:p text:style-name="P4"/>
      <text:p text:style-name="P4"><text:soft-page-break/>Season of flourish, after rebirth,</text:p>
      <text:p text:style-name="P4">Life growing with the heat of its hearth,</text:p>
      <text:p text:style-name="P4">Glowering light and eternal wakes,</text:p>
      <text:p text:style-name="P4">Moonlit auroras, shimmering lakes,</text:p>
      <text:p text:style-name="P4">Fruity concoctions fill the air,</text:p>
      <text:p text:style-name="P4">Attracting an exodus of bees from their lair,</text:p>
      <text:p text:style-name="P4">Berries ripen, oranges brighten,</text:p>
      <text:p text:style-name="P4">Seasonal colors gone and tighten,</text:p>
      <text:p text:style-name="P4">At the end of each Summer day,</text:p>
      <text:p text:style-name="P4">What causes Summer to be this way?</text:p>
      <text:p text:style-name="P4"/>
      <text:p text:style-name="P4"/>
      <text:p text:style-name="P4">?-pclass=poemTitle;SPRING</text:p>
      <text:p text:style-name="P4"/>
      <text:p text:style-name="P4">Icicles, stagnant all around,</text:p>
      <text:p text:style-name="P4">Have begun their descent towards the ground.</text:p>
      <text:p text:style-name="P4">Ice sinks lower, darkness brighten</text:p>
      <text:p text:style-name="P4">Vines expansion, berries ripen.</text:p>
      <text:p text:style-name="P4">Twilight creeps away, its 5 O' Clock,</text:p>
      <text:p text:style-name="P4">Geese gather together to form a flock.</text:p>
      <text:p text:style-name="P4">In a nearby lake, storks fly low in search of fish,</text:p>
      <text:p text:style-name="P4">The ice loosens, begins to relinquish.</text:p>
      <text:p text:style-name="P4">Hawks fly to the zenith, warming at its hearth,</text:p>
      <text:p text:style-name="P4">As petals begin to bloom, dropping snow towards the earth.</text:p>
      <text:p text:style-name="P4"/>
      <text:p text:style-name="P4">The sun looms overhead, releasing heat,</text:p>
      <text:p text:style-name="P4">Withering blossoms drop to my feet.</text:p>
      <text:p text:style-name="P4">A bear wakes up yawning in appease,</text:p>
      <text:p text:style-name="P4">Hearing the cracking of branches and roaring of seas.</text:p>
      <text:p text:style-name="P4">Wintergreen trees sigh in relief,</text:p>
      <text:p text:style-name="P4">For this was the end to their grief.</text:p>
      <text:p text:style-name="P4">Onerous landscapes change to a new land yonder,</text:p>
      <text:p text:style-name="P4">For life around to come and ponder.</text:p>
      <text:p text:style-name="P4"><text:soft-page-break/>There was not time, spring will arrive,</text:p>
      <text:p text:style-name="P4">For the awaiting life to once again strive.</text:p>
      <text:p text:style-name="P3">?-pclass=;</text:p>
      <text:p text:style-name="P3"/>
      <text:h text:style-name="P10" text:outline-level="1">About the Author</text:h>
      <text:p text:style-name="P8">At the time of writing, Branden Thurston was a 13 year old boy. Branden’s first language was Cantonese, his mother’s language. For a time in Canada, he attended a school where he was learning French. When he moved to California with his family, so that his father could work for Netscape, he learned American English.</text:p>
      <text:p text:style-name="P4">In middle school he started to gain his creative writing skills. In grade 6, he took grade 8 math. The next year he went to Nueva, a private progressive school, where he continued to producing longer works and more complex poetry. Branden’s drama unit gave him ample opportunity to write and learn presentation skills. In grade eight, he wrote over 12,000 words in the month of November for his group novel project. To quote Branden, “It’s pretty amazing what I am capable of doing when focused.”</text:p>
      <text:p text:style-name="P4">Branden’s life experiences, school work, projects, tutors, mentors, and teachers have given him the skills to write. His many trips to the exotic countries of Japan, China, Hong Kong, and Thailand, inspired him to write travel stories. The Monkey Travels project is his writings from 2004 to 2006, his memoir of Nueva school writing. </text:p>
      <text:p text:style-name="P4">&amp;#160;</text:p>
      <text:p text:style-name="P4">?-pclass=noindent;</text:p>
      <text:p text:style-name="P4">In the photo, Branden is center, less-tall.</text:p>
      <text:p text:style-name="P4"><text:soft-page-break/>&lt;img src="images/author.jpg" alt="Branden's improv class" /&gt;</text:p>
      <text:p text:style-name="P4">?-pclass=;</text:p>
      <text:p text:style-name="P4"/>
      <text:h text:style-name="P10" text:outline-level="1">Acknowledgments</text:h>
      <text:p text:style-name="P8">Adman Laurrissen, of <text:a xlink:type="simple" xlink:href="http://www.826Valencia.org/">http://www.826Valencia.org</text:a></text:p>
      <text:p text:style-name="P8">?-pclass=noindent;</text:p>
      <text:p text:style-name="P8">Thank you for suggestions to structure travel story content.</text:p>
      <text:p text:style-name="P8">&amp;#160;</text:p>
      <text:p text:style-name="P8">Content from Branden's Nueva Recital Project, 2006.</text:p>
      <text:p text:style-name="P8">Nueva is an independent school in the San Francisco Bay Area. </text:p>
      <text:p text:style-name="P8">&amp;#160;</text:p>
      <text:p text:style-name="P8">Grandparents</text:p>
      <text:p text:style-name="P8">Thank's for the suggesting travel writing.</text:p>
      <text:p text:style-name="P8">?-pclas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S Mincho" svg:font-family="'MS Mincho'"/>
    <style:font-face style:name="MingLiU" svg:font-family="MingLiU"/>
    <style:font-face style:name="StarSymbol" svg:font-family="Star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新宋体" svg:font-family="新宋体" style:font-family-generic="modern" style:font-pitch="fixed"/>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5in" fo:margin-bottom="1in" fo:text-align="center" style:justify-single-word="false" fo:text-indent="0in" style:auto-text-indent="false" style:page-number="auto" fo:background-color="transparent" style:shadow="none">
        <style:tab-stops/>
        <style:background-image/>
      </style:paragraph-properties>
      <style:text-properties style:font-name="Palatino Linotyp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sian="MingLiU" style:font-name-complex="Tahoma1"/>
    </style:style>
    <style:style style:name="Head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MingLiU"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MingLiU" style:font-name-complex="Tahoma1"/>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xample" style:family="text">
      <style:text-properties style:font-name="Courier New" style:font-name-asian="新宋体"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weight="bold" style:font-weight-asian="bold" style:font-weight-complex="bold"/>
    </style:style>
    <style:style style:name="MP2" style:family="paragraph" style:parent-style-name="Header_20_left">
      <style:text-properties fo:font-weight="bold" style:font-weight-asian="bold" style:font-weight-complex="bold"/>
    </style:style>
    <style:page-layout style:name="Mpm1">
      <style:page-layout-properties fo:page-width="6in" fo:page-height="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s/><text:chapter text:display="name" text:outline-level="1">Introduction</text:chapter> / <text:page-number text:select-page="current">1</text:page-number></text:p>
      </style:header>
      <style:header-left>
        <text:p text:style-name="MP2"><text:page-number text:select-page="current">1</text:page-number> / <text:title>Monkey Travels</text:title></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dc:title>Monkey Travels</dc:title>
    <meta:initial-creator>Stacy David Thurston</meta:initial-creator>
    <meta:creation-date>2008-06-07T01:13:19</meta:creation-date>
    <dc:date>2012-04-03T18:34:26.65</dc:date>
    <meta:editing-cycles>204</meta:editing-cycles>
    <meta:editing-duration>P1DT16H58S</meta:editing-duration>
    <meta:document-statistic meta:table-count="0" meta:image-count="0" meta:object-count="0" meta:page-count="41" meta:paragraph-count="552" meta:word-count="7956" meta:character-count="43751"/>
    <meta:user-defined meta:name="Info 1"/>
    <meta:user-defined meta:name="Info 2"/>
    <meta:user-defined meta:name="Info 3"/>
    <meta:user-defined meta:name="Info 4"/>
  </office:meta>
</office:document-meta>
</file>